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ext_20_body" style:list-style-name="L9">
      <style:paragraph-properties fo:margin-top="0in" fo:margin-bottom="0in"/>
    </style:style>
    <style:style style:name="P18" style:family="paragraph" style:parent-style-name="Text_20_body" style:list-style-name="L10">
    </style:style>
    <style:style style:name="P19" style:family="paragraph" style:parent-style-name="Text_20_body" style:list-style-name="L11">
      <style:paragraph-properties fo:margin-top="0in" fo:margin-bottom="0in"/>
    </style:style>
    <style:style style:name="P20" style:family="paragraph" style:parent-style-name="Text_20_body" style:list-style-name="L12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820*"/>
    </style:style>
    <style:style style:name="Table1.B" style:family="table-column">
      <style:table-column-properties style:rel-column-width="10922*"/>
    </style:style>
    <style:style style:name="Table1.C" style:family="table-column">
      <style:table-column-properties style:rel-column-width="10012*"/>
    </style:style>
    <style:style style:name="Table1.D" style:family="table-column">
      <style:table-column-properties style:rel-column-width="15473*"/>
    </style:style>
    <style:style style:name="Table1.E" style:family="table-column">
      <style:table-column-properties style:rel-column-width="13653*"/>
    </style:style>
    <style:style style:name="Table1.F" style:family="table-column">
      <style:table-column-properties style:rel-column-width="13653*"/>
    </style:style>
    <style:style style:name="Table1.A1" style:family="table-cell">
      <style:table-cell-properties fo:border="none"/>
    </style:style>
  </office:automatic-styles>
  <office:body>
    <office:text>
      <text:h text:style-name="Title">Clases y objetos</text:h>
      <text:p text:style-name="Author">Adolfo Sanz De Diego</text:p>
      <text:p text:style-name="Date">Junio de 2011</text:p>
      <text:h text:style-name="Heading_20_1" text:outline-level="1">Conceptos</text:h>
      <text:p text:style-name="First_20_paragraph"><text:span text:style-name="T1">Clase</text:span></text:p>
      <text:list text:style-name="L1">
        <text:list-item>
          <text:p text:style-name="P1">Conjunto propiedades y métodos que modifican (o no) dichas propiedades.</text:p>
        </text:list-item>
      </text:list>
      <text:p text:style-name="First_20_paragraph"><text:span text:style-name="T2">Objeto</text:span></text:p>
      <text:list text:style-name="L2">
        <text:list-item>
          <text:p text:style-name="P2">Instancia de una clase.</text:p>
        </text:list-item>
      </text:list>
      <text:h text:style-name="Heading_20_1" text:outline-level="1">El modificador 'static'</text:h>
      <text:p text:style-name="First_20_paragraph">Asocia una propiedad o un método a la clase, y no al objeto.</text:p>
      <text:p text:style-name="Text_20_body">La propiedad o método marcado como <text:span text:style-name="T3">static</text:span> se 'comparte' entre todas las instancias de la clase.</text:p>
      <text:h text:style-name="Heading_20_1" text:outline-level="1">El modificador 'final'</text:h>
      <text:p text:style-name="First_20_paragraph"><text:span text:style-name="T4">Clase</text:span></text:p>
      <text:list text:style-name="L3">
        <text:list-item>
          <text:p text:style-name="P3">No permite que se herede de ella.</text:p>
        </text:list-item>
      </text:list>
      <text:p text:style-name="First_20_paragraph"><text:span text:style-name="T5">Propiedad</text:span></text:p>
      <text:list text:style-name="L4">
        <text:list-item>
          <text:p text:style-name="P4">No permite que se modifique.</text:p>
        </text:list-item>
      </text:list>
      <text:p text:style-name="First_20_paragraph"><text:span text:style-name="T6">Método</text:span></text:p>
      <text:list text:style-name="L5">
        <text:list-item>
          <text:p text:style-name="P5">No permite que se sobrescriba en clases hijas.</text:p>
        </text:list-item>
      </text:list>
      <text:h text:style-name="Heading_20_1" text:outline-level="1">El modificador 'abstract'</text:h>
      <text:p text:style-name="First_20_paragraph"><text:span text:style-name="T7">Clase</text:span></text:p>
      <text:list text:style-name="L6">
        <text:list-item>
          <text:p text:style-name="P6">La convierte en abstracta obligando a sus clases hijas a sobrescribirlos métodos abstractos.</text:p>
        </text:list-item>
      </text:list>
      <text:p text:style-name="First_20_paragraph"><text:span text:style-name="T8">Método</text:span></text:p>
      <text:list text:style-name="L7">
        <text:list-item>
          <text:p text:style-name="P7">Dentro de una clase abstracta los distintos métodos que las clases hijas deben de sobreescribir obligatoriamente.</text:p>
        </text:list-item>
      </text:list>
      <text:h text:style-name="Heading_20_1" text:outline-level="1">El modificador 'transient'</text:h>
      <text:p text:style-name="First_20_paragraph"><text:span text:style-name="T9">Propiedad</text:span></text:p>
      <text:list text:style-name="L8">
        <text:list-item>
          <text:p text:style-name="P8">Indica que no es parte persistente del objeto (serialización).</text:p>
        </text:list-item>
      </text:list>
      <text:h text:style-name="Heading_20_1" text:outline-level="1">Modificadores de visibilidad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</table:table-cell>
          <table:table-cell table:style-name="Table1.A1" office:value-type="string">
    </table:table-cell>
          <table:table-cell table:style-name="Table1.A1" office:value-type="string">
            <text:p text:style-name="P13">La misma</text:p>
          </table:table-cell>
          <table:table-cell table:style-name="Table1.A1" office:value-type="string">
            <text:p text:style-name="P14">Otra clase del</text:p>
          </table:table-cell>
          <table:table-cell table:style-name="Table1.A1" office:value-type="string">
            <text:p text:style-name="P15">Subclase de</text:p>
          </table:table-cell>
          <table:table-cell table:style-name="Table1.A1" office:value-type="string">
            <text:p text:style-name="P16">Otra clase de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</table:table-cell>
          <table:table-cell table:style-name="Table1.A1" office:value-type="string">
            <text:p text:style-name="P13">clase</text:p>
          </table:table-cell>
          <table:table-cell table:style-name="Table1.A1" office:value-type="string">
            <text:p text:style-name="P14">mismo paquete</text:p>
          </table:table-cell>
          <table:table-cell table:style-name="Table1.A1" office:value-type="string">
            <text:p text:style-name="P15">otro paquete</text:p>
          </table:table-cell>
          <table:table-cell table:style-name="Table1.A1" office:value-type="string">
            <text:p text:style-name="P16">otro paquete</text:p>
          </table:table-cell>
        </table:table-row>
        <table:table-row>
          <table:table-cell table:style-name="Table1.A1" office:value-type="string">
            <text:p text:style-name="Table_20_Contents">**</text:p>
          </table:table-cell>
          <table:table-cell table:style-name="Table1.A1" office:value-type="string">
            <text:p text:style-name="Table_20_Contents">public**</text:p>
          </table:table-cell>
          <table:table-cell table:style-name="Table1.A1" office:value-type="string">
            <text:p text:style-name="P13">x</text:p>
          </table:table-cell>
          <table:table-cell table:style-name="Table1.A1" office:value-type="string">
            <text:p text:style-name="P14">x</text:p>
          </table:table-cell>
          <table:table-cell table:style-name="Table1.A1" office:value-type="string">
            <text:p text:style-name="P15">x</text:p>
          </table:table-cell>
          <table:table-cell table:style-name="Table1.A1" office:value-type="string">
            <text:p text:style-name="P16">x</text:p>
          </table:table-cell>
        </table:table-row>
        <table:table-row>
          <table:table-cell table:style-name="Table1.A1" office:value-type="string">
            <text:p text:style-name="Table_20_Contents">**</text:p>
          </table:table-cell>
          <table:table-cell table:style-name="Table1.A1" office:value-type="string">
            <text:p text:style-name="Table_20_Contents">protected**</text:p>
          </table:table-cell>
          <table:table-cell table:style-name="Table1.A1" office:value-type="string">
            <text:p text:style-name="P13">x</text:p>
          </table:table-cell>
          <table:table-cell table:style-name="Table1.A1" office:value-type="string">
            <text:p text:style-name="P14">x</text:p>
          </table:table-cell>
          <table:table-cell table:style-name="Table1.A1" office:value-type="string">
            <text:p text:style-name="P15">x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Table_20_Contents">**</text:p>
          </table:table-cell>
          <table:table-cell table:style-name="Table1.A1" office:value-type="string">
            <text:p text:style-name="Table_20_Contents">default**</text:p>
          </table:table-cell>
          <table:table-cell table:style-name="Table1.A1" office:value-type="string">
            <text:p text:style-name="P13">x</text:p>
          </table:table-cell>
          <table:table-cell table:style-name="Table1.A1" office:value-type="string">
            <text:p text:style-name="P14">x</text:p>
          </table:table-cell>
          <table:table-cell table:style-name="Table1.A1" office:value-type="string">
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Table_20_Contents">**</text:p>
          </table:table-cell>
          <table:table-cell table:style-name="Table1.A1" office:value-type="string">
            <text:p text:style-name="Table_20_Contents">private**</text:p>
          </table:table-cell>
          <table:table-cell table:style-name="Table1.A1" office:value-type="string">
            <text:p text:style-name="P13">x</text:p>
          </table:table-cell>
          <table:table-cell table:style-name="Table1.A1" office:value-type="string">
    </table:table-cell>
          <table:table-cell table:style-name="Table1.A1" office:value-type="string">
    </table:table-cell>
          <table:table-cell table:style-name="Table1.A1" office:value-type="string">
    </table:table-cell>
        </table:table-row>
      </table:table>
      <text:h text:style-name="Heading_20_1" text:outline-level="1">Constructores</text:h>
      <text:p text:style-name="First_20_paragraph">Métodos que se llaman igual que la propia clase.</text:p>
      <text:p text:style-name="Text_20_body">Si no hay ninguno se aplica el por defecto.</text:p>
      <text:p text:style-name="Text_20_body">Puede haber uno o varios.</text:p>
      <text:p text:style-name="Text_20_body">Pueden tener o no parámetros.</text:p>
      <text:p text:style-name="Text_20_body">Para instanciar:</text:p>
      <text:list text:style-name="L9">
        <text:list-item>
          <text:p text:style-name="P17">Objeto o = new Objeto();</text:p>
        </text:list-item>
      </text:list>
      <text:p text:style-name="First_20_paragraph">Las clases abstractas no se pueden instanciar.</text:p>
      <text:h text:style-name="Heading_20_1" text:outline-level="1">Destructores</text:h>
      <text:p text:style-name="First_20_paragraph">No existen destructores.</text:p>
      <text:p text:style-name="Text_20_body">El <text:span text:style-name="T10">recolector</text:span><text:span text:style-name="T11"> </text:span><text:span text:style-name="T12">de</text:span><text:span text:style-name="T13"> </text:span><text:span text:style-name="T14">basura</text:span>:</text:p>
      <text:list text:style-name="L10">
        <text:list-item>
          <text:p text:style-name="P18">Es quien se encarga de destruir objetos.</text:p>
        </text:list-item>
        <text:list-item>
          <text:p text:style-name="P18">Es un mecanismo complicado.</text:p>
        </text:list-item>
        <text:list-item>
          <text:p text:style-name="P18">De forma sencilla: destruye los objetos que ya no son referenciados en ningún sitio.</text:p>
        </text:list-item>
        <text:list-item>
          <text:p text:style-name="P18">Problemas: ej. referenciar en un Array objetos que ya no se usan.</text:p>
        </text:list-item>
        <text:list-item>
          <text:p text:style-name="P18">Soluciones: ej. Objeto o = null; (pero con esto sólo borras una referencia y puede haber más)</text:p>
        </text:list-item>
      </text:list>
      <text:h text:style-name="Heading_20_1" text:outline-level="1">Inversión de Dependencias</text:h>
      <text:p text:style-name="First_20_paragraph">Los términos fueron acuñados por <text:span text:style-name="T15">Martin</text:span><text:span text:style-name="T16"> </text:span><text:span text:style-name="T17">Fowler</text:span> en el 2004.</text:p>
      <text:p text:style-name="Text_20_body">Intentan reducir el acoplamiento entre componentes.</text:p>
      <text:p text:style-name="Text_20_body"><text:span text:style-name="T18">Inyección</text:span><text:span text:style-name="T19"> </text:span><text:span text:style-name="T20">de</text:span><text:span text:style-name="T21"> </text:span><text:span text:style-name="T22">dependencias</text:span></text:p>
      <text:list text:style-name="L11">
        <text:list-item>
          <text:p text:style-name="P19">Es un <text:span text:style-name="T23">patrón</text:span><text:span text:style-name="T24"> </text:span><text:span text:style-name="T25">de</text:span><text:span text:style-name="T26"> </text:span><text:span text:style-name="T27">diseño</text:span> orientado a objetos, en el que se suministran objetos a una clase en lugar de ser la propia clase quien cree el objeto.</text:p>
        </text:list-item>
      </text:list>
      <text:p text:style-name="First_20_paragraph"><text:span text:style-name="T28">Inversión</text:span><text:span text:style-name="T29"> </text:span><text:span text:style-name="T30">de</text:span><text:span text:style-name="T31"> </text:span><text:span text:style-name="T32">control</text:span></text:p>
      <text:list text:style-name="L12">
        <text:list-item>
          <text:p text:style-name="P20">Implementación del <text:span text:style-name="T33">Principio</text:span><text:span text:style-name="T34"> </text:span><text:span text:style-name="T35">de</text:span><text:span text:style-name="T36"> </text:span><text:span text:style-name="T37">Hollywood</text:span> cuyo nombre proviene de las típicas respuestas que se les dan a los actores amateurs: <text:span text:style-name="T38">no</text:span><text:span text:style-name="T39"> </text:span><text:span text:style-name="T40">nos</text:span><text:span text:style-name="T41"> </text:span><text:span text:style-name="T42">llames;</text:span><text:span text:style-name="T43"> </text:span><text:span text:style-name="T44">nosotros</text:span><text:span text:style-name="T45"> </text:span><text:span text:style-name="T46">te</text:span><text:span text:style-name="T47"> </text:span><text:span text:style-name="T48">llamaremos</text:span>.</text:p>
        </text:list-item>
        <text:list-item>
          <text:p text:style-name="P20">En este caso es la libreria la que llama al código y no al revés.</text:p>
        </text:list-item>
        <text:list-item>
          <text:p text:style-name="P20">Consiste en delegar la gestión de las instancias en un <text:span text:style-name="T49">contenedor</text:span>.</text:p>
        </text:list-item>
        <text:list-item>
          <text:p text:style-name="P20">Ejemplos: <text:span text:style-name="T50">Spring</text:span> y <text:span text:style-name="T51">Google</text:span><text:span text:style-name="T52"> </text:span><text:span text:style-name="T53">Guice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lases y objetos</dc:title>
  </office:meta>
</office:document-meta>
</file>